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dd17" officeooo:paragraph-rsid="001eb68e"/>
    </style:style>
    <style:style style:name="P2" style:family="paragraph" style:parent-style-name="Standard">
      <style:text-properties officeooo:rsid="001c96f7" officeooo:paragraph-rsid="001eb68e"/>
    </style:style>
    <style:style style:name="P3" style:family="paragraph" style:parent-style-name="Standard">
      <style:text-properties officeooo:rsid="001ca9ec" officeooo:paragraph-rsid="001eb68e"/>
    </style:style>
    <style:style style:name="P4" style:family="paragraph" style:parent-style-name="Standard" style:master-page-name="MP0">
      <style:paragraph-properties style:page-number="auto" fo:break-before="page"/>
      <style:text-properties officeooo:rsid="001c96f7" officeooo:paragraph-rsid="001eb68e"/>
    </style:style>
    <style:style style:name="P5" style:family="paragraph" style:parent-style-name="Standard">
      <style:text-properties fo:font-size="18pt" fo:font-weight="bold" officeooo:rsid="001f9756" officeooo:paragraph-rsid="001f9756" style:font-size-asian="18pt" style:font-weight-asian="bold" style:font-size-complex="18pt" style:font-weight-complex="bold"/>
    </style:style>
    <style:style style:name="T1" style:family="text">
      <style:text-properties officeooo:rsid="001fdd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D in ER diagram:</text:p>
      <text:p text:style-name="P2">Fields I suggested to add expressing the need for a table in between some m for n relationship. Although as Francois mentioned, they do not seem to be mandatory to be added to the ER.</text:p>
      <text:p text:style-name="P2"/>
      <text:p text:style-name="P2"/>
      <text:p text:style-name="P2">EVENT:</text:p>
      <text:p text:style-name="P2">-Added the ExpiryDate field in Event. This is because once the Event expires (time set by the Controller), the Event is archived. The Date field is the Date at which the Event takes place. Note that the ExpiryDate can change if the EventManager demands it.</text:p>
      <text:p text:style-name="P2">-<text:span text:style-name="T1">Status has three values: ‘PENDING’, ‘ACTIVE’, ‘ARCHIVED’. If it is ‘PENDING’, then the Event entity has been created and is waiting to be approved by the administrator. If it is ‘ACTIVE’, then the Event can be seen by anyone and anyone can join on the permission of the event manager. If it is ‘ARCHIVED’, then the event is no longer joinable.</text:span></text:p>
      <text:p text:style-name="P2"/>
      <text:p text:style-name="P2">EVENT TYPE:</text:p>
      <text:p text:style-name="P2">-Event type is dependent on field isProfitable (which would require the user to write in debit details). To keep our diagram in 3NF form and to avoid any transitive dependencies (dependencies between columns of a table), we created a table called Event Type. If the Event being added is profitable, then debit info will need to be added to the Person (User) – Name, address, and account number.</text:p>
      <text:p text:style-name="P2"/>
      <text:p text:style-name="P2">PARTICIPANT:</text:p>
      <text:p text:style-name="P2">-Participant had DebitInfo field added to it. The reason was that when an event is being added by a user, it is required that the user adds the debit information (Name, address, account number).</text:p>
      <text:p text:style-name="P2"/>
      <text:p text:style-name="P2">RATES:</text:p>
      <text:p text:style-name="P2">-Table was added because the rates will be fixed depending on the number of events (overall or of a certain type) that a certain user made, the type of event he/she is going to create, and the storage and bandwidth they are expected to use (the event manager). We added this table to keep the 3NF form.</text:p>
      <text:p text:style-name="P2"/>
      <text:p text:style-name="P3">CONTENT:<text:line-break/>-Timestamp field was added to make the content appear in the order they were meant to be displayed. We do not want a conversation to start with “Good and you?” when the person started the conversation with “Hi!”.</text:p>
      <text:p text:style-name="P3">-<text:span text:style-name="T1">TypeID field to determine whether the content comes from an Event or from a Group.</text:span></text:p>
      <text:p text:style-name="P3">-<text:span text:style-name="T1">ReplyString stores the actual content of the conversation (set to null if only an image is sent)</text:span></text:p>
      <text:p text:style-name="P3">-<text:span text:style-name="T1">ReplyImage stores the actual content of the conversation (set to null if no images sent)</text:span></text:p>
      <text:p text:style-name="P3"/>
      <text:p text:style-name="P2"/>
      <text:p text:style-name="P2">Event Manager controls who participates in its Event. To get into an Event, the Event Manager has to approve the request a User (Person) of the system sent.</text:p>
      <text:p text:style-name="P2">Once a Person is accepted into an Event, it can join the Groups of that Event. Groups belong in an Event.</text:p>
      <text:p text:style-name="P2"/>
      <text:p text:style-name="P2"/>
      <text:p text:style-name="P1">COMMENT:</text:p>
      <text:p text:style-name="P1">-Added weak entity COMMENT to content for subreplies to a post. This becomes useful when a Group Manager/ Event Manager sets the permission of a post to “Comments allowed” or “Links or Images allowed”, which allows people to reply to a particular post. There does not need to be a comment to each post.</text:p>
      <text:p text:style-name="P3"><text:soft-page-break/>-<text:span text:style-name="T1">ReplyString stores the actual content of the conversation (set to null if only an image is sent)</text:span></text:p>
      <text:p text:style-name="P3">-<text:span text:style-name="T1">ReplyImage stores the actual content of the conversation (set to null if no images sent)</text:span></text:p>
      <text:p text:style-name="P1"/>
      <text:p text:style-name="P2"/>
      <text:p text:style-name="P1">GROUP:</text:p>
      <text:p text:style-name="P1">-RequestStatus determines if the user has either demanded to join, is a member of the group, or is the group manager of the group. The three possible values are: ‘PENDING’, ‘MEMBER’, ‘GROUP MANAGER’. If PENDING, then the user has only sent a request to the group manager to be part of the group (or the group manager has sent a request to the user...)</text:p>
      <text:p text:style-name="P1"/>
      <text:p text:style-name="P1">EMAILS:</text:p>
      <text:p text:style-name="P1">-This table stores all the emails of the users. This is because the home page of the users contains an email facility which holds email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ssible suggestions (Alex):</text:p>
      <text:p text:style-name="Standard">-DebitInfo should go in Person, where for the SystemAdmin and Controller, the DebitInfo would be set to null.</text:p>
      <text:p text:style-name="Standard">-An EventManager can also be a Participant, still confused on how to make the Person both… (I know we talked about this, but I feel the implementation is going to be weird)</text:p>
      <text:p text:style-name="Standard"/>
      <text:p text:style-name="Standard"/>
      <text:p text:style-name="Standard"/>
      <text:p text:style-name="Standard"/>
      <text:p text:style-name="Standard"/>
      <text:p text:style-name="Standard"/>
      <text:p text:style-name="Standard"/>
      <text:p text:style-name="Standard"/>
      <text:p text:style-name="P5"><text:soft-page-break/>TEST CASES</text:p>
      <text:p text:style-name="Standard">TestCase#1</text:p>
      <text:p text:style-name="Standard"/>
      <text:p text:style-name="Standard">Ajouter un event.</text:p>
      <text:p text:style-name="Standard"/>
      <text:p text:style-name="Standard">A participant creates an event with a status “pending”. A participant requests the system administrator to add an event. The System admin decides whether to accept or not the pending request. If he accepts, status switches to “active” and participant becomes the event manager. If not, event is deleted.</text:p>
      <text:p text:style-name="Standard"/>
      <text:p text:style-name="Standard">TestCase#2</text:p>
      <text:p text:style-name="Standard"/>
      <text:p text:style-name="Standard">Event Manager sends invite to participant.</text:p>
      <text:p text:style-name="Standard"/>
      <text:p text:style-name="Standard">An email gets sent to the user that he has been invited to join the event. A pending status is given when Event Manager sends the request and if Participant accepts then status changes to member of the event. If he declines, request is deleted.</text:p>
      <text:p text:style-name="Standard"/>
      <text:p text:style-name="Standard">TestCase# 3</text:p>
      <text:p text:style-name="Standard"/>
      <text:p text:style-name="Standard">Participant requests to join Event</text:p>
      <text:p text:style-name="Standard"/>
      <text:p text:style-name="Standard">On the Event page, select the button ‘SEND REQUEST’ to send a request to the group manager. A new object will be created in the group table as a new member of a group, but with status ‘PENDING’. Once the group manager approves the request (either through email or through the group options (see sketches)), the request member has now status ‘MEMBER’.</text:p>
      <text:p text:style-name="Standard"/>
      <text:p text:style-name="Standard">TestCase#4</text:p>
      <text:p text:style-name="Standard"/>
      <text:p text:style-name="Standard">Group manager/ Event manager assigns different permission to a post.</text:p>
      <text:p text:style-name="Standard"/>
      <text:p text:style-name="Standard"/>
      <text:p text:style-name="Standard">TestCase#5</text:p>
      <text:p text:style-name="Standard"/>
      <text:p text:style-name="Standard">Create group conversation.</text:p>
      <text:p text:style-name="Standard">Create a group conversation between different members. The contents of the post and the people who submit the data must keep authenticity. In other words, the order of the posts along with the people submitting the posts must be kept uncorrupted. Use the timestamp to order the different posts. Use replyImage to store the images stored in the posts, and replyString to store the content of the reply. This group content will be stored in the table Content.</text:p>
      <text:p text:style-name="Standard"/>
      <text:p text:style-name="Standard">TestCase#6</text:p>
      <text:p text:style-name="Standard"/>
      <text:p text:style-name="Standard">Create a sub-reply section (using the comment table)</text:p>
      <text:p text:style-name="Standard">Under a certain content, the user will be able to reply either only texts or URLs and images.</text:p>
      <text:p text:style-name="Standard"/>
      <text:p text:style-name="Standard">TestCase#7</text:p>
      <text:p text:style-name="Standard"/>
      <text:p text:style-name="Standard">Create an event group.</text:p>
      <text:p text:style-name="Standard"><text:soft-page-break/>By default the event comes with a General group having the Event Manager as Group Manager. Then, a participant can create a private group with some other members of the group. And then he can ask the Event Manager to make his group public to be seen on the Event page.</text:p>
      <text:p text:style-name="Standard"/>
      <text:p text:style-name="Standard">TestCase#8</text:p>
      <text:p text:style-name="Standard">Create an group within members of a unique group.</text:p>
      <text:p text:style-name="Standard"/>
      <text:p text:style-name="Standard"/>
      <text:p text:style-name="Standard"/>
      <text:p text:style-name="Standard">TestCase#</text:p>
      <text:p text:style-name="Standard"/>
      <text:p text:style-name="Standard">Create a transaction with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31T22:06:00Z</meta:creation-date>
    <dc:date>2019-11-09T10:56:03.258334298</dc:date>
    <meta:editing-cycles>7</meta:editing-cycles>
    <meta:editing-duration>PT1H48M1S</meta:editing-duration>
    <meta:document-statistic meta:table-count="0" meta:image-count="0" meta:object-count="0" meta:page-count="4" meta:paragraph-count="53" meta:word-count="1042" meta:character-count="5944" meta:non-whitespace-character-count="4954"/>
    <meta:template xlink:type="simple" xlink:actuate="onRequest" xlink:title="" xlink:href="Normal"/>
  </office:meta>
</office:document-meta>
</file>